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5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977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ae00" fo:padding="0.071cm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10">
      <style:table-cell-properties fo:background-color="transparent" fo:padding="0.071cm"/>
      <style:text-properties style:use-window-font-color="true" style:font-name="Liberation Sans" fo:font-size="12pt" style:font-size-asian="12pt" style:font-size-complex="12pt"/>
    </style:style>
    <style:style style:name="ce5" style:family="table-cell" style:parent-style-name="Default" style:data-style-name="N3">
      <style:table-cell-properties fo:background-color="transparent" fo:padding="0.071cm"/>
      <style:text-properties style:use-window-font-color="true"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9pt" style:font-size-asian="9pt" style:font-size-complex="9pt"/>
    </style:style>
    <style:style style:name="ce7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alor Destino 0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018" table:default-cell-style-name="ce2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Costes Fijos</text:p>
          </table:table-cell>
          <table:table-cell table:style-name="ce4" office:value-type="float" office:value="200000" calcext:value-type="float">
            <text:p>200.000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ste Variable Unitario</text:p>
          </table:table-cell>
          <table:table-cell table:style-name="ce4" office:value-type="float" office:value="150" calcext:value-type="float">
            <text:p>150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4" office:value-type="float" office:value="275" calcext:value-type="float">
            <text:p>275,00 €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ntidad</text:p>
          </table:table-cell>
          <table:table-cell table:style-name="ce5" office:value-type="float" office:value="1200" calcext:value-type="float">
            <text:p>1.2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eneficio</text:p>
          </table:table-cell>
          <table:table-cell table:style-name="Default">
            <office:annotation office:display="true" draw:style-name="gr1" draw:text-style-name="P2" svg:width="7.63cm" svg:height="1.339cm" svg:x="9.912cm" svg:y="1.743cm" draw:caption-point-x="-1.897cm" draw:caption-point-y="1.223cm">
              <dc:creator>DFY</dc:creator>
              <dc:date>2016-01-31T00:00:00</dc:date>
              <text:p text:style-name="P1"><text:span text:style-name="T1">Calcule el beneficio sabiendo que este es</text:span></text:p>
              <text:p text:style-name="P1"><text:span text:style-name="T1">=Precio * Cantidad - COSTES</text:span></text:p>
            </office:annotation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1)</text:p>
          </table:table-cell>
          <table:table-cell table:style-name="ce6" office:value-type="string" calcext:value-type="string" table:number-columns-spanned="5" table:number-rows-spanned="1">
            <text:p>Usando la herramienta Búsqueda del valor destino... determine cuantas unidades (Cantidad) se necesitan para obtener un Beneficio de 150.000 €</text:p>
          </table:table-cell>
          <table:covered-table-cell table:number-columns-repeated="4" table:style-name="ce7"/>
          <table:table-cell table:number-columns-repeated="1018"/>
        </table:table-row>
        <table:table-row table:style-name="ro5">
          <table:table-cell table:style-name="ce3" office:value-type="string" calcext:value-type="string">
            <text:p>2)</text:p>
          </table:table-cell>
          <table:table-cell table:style-name="ce6" office:value-type="string" calcext:value-type="string" table:number-columns-spanned="5" table:number-rows-spanned="1">
            <text:p>Volviendo a los datos iniciales, cual tiene que ser el precio para que el Beneficio sea 0.</text:p>
          </table:table-cell>
          <table:covered-table-cell table:number-columns-repeated="4" table:style-name="ce7"/>
          <table:table-cell table:number-columns-repeated="1018"/>
        </table:table-row>
        <table:table-row table:style-name="ro3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8:22:10.0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_20_02" style:display-name="PageStyle_BO 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4" style:display-name="PageStyle_BO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31T08:59:30.052000000</meta:creation-date>
    <dc:date>2017-02-28T18:22:17.193000000</dc:date>
    <meta:editing-duration>PT9M53S</meta:editing-duration>
    <meta:editing-cycles>4</meta:editing-cycles>
    <meta:generator>LibreOffice/4.2.4.2$Windows_x86 LibreOffice_project/63150712c6d317d27ce2db16eb94c2f3d7b699f8</meta:generator>
    <meta:document-statistic meta:table-count="1" meta:cell-count="13" meta:object-count="0"/>
  </office:meta>
</office:document-meta>
</file>